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4"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5" style:family="paragraph" style:parent-style-name="Standard">
      <style:paragraph-properties fo:text-align="justify" style:justify-single-word="false"/>
      <style:text-properties fo:language="en" fo:country="CA"/>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fo:language="en" fo:country="CA"/>
    </style:style>
    <style:style style:name="T10" style:family="text">
      <style:text-properties style:font-name="Times New Roman"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Courier New"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10/05/08 </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9">Probably, w</text:span>e will be adding <text:span text:style-name="T9">more </text:span>capabilities as needs arise.</text:p>
      <text:p text:style-name="P1"/>
      <text:h text:style-name="Heading_20_1" text:outline-level="1">Preparation</text:h>
      <text:p text:style-name="P1"/>
      <text:p text:style-name="P1">Compile and download. All nodes in the test <text:span text:style-name="T9">setup </text:span>run the same code. They tell their IDs <text:span text:style-name="T9">(which should be different) </text:span>based on the <text:span text:style-name="T9">flashed</text:span> HOST_ID, whose interpretation is similar to, say, EcoNet. Use <text:span text:style-name="T1">genimage</text:span> to create downloadable images from the generic compilation output.</text:p>
      <text:p text:style-name="P1"/>
      <text:p text:style-name="P1">The <text:span text:style-name="T9">N</text:span>ode ID, via which <text:span text:style-name="T9">a </text:span>node can be referenced, is the lower half of HOST_ID, which corresponds to the <text:span text:style-name="T9">"Node n</text:span>umber<text:span text:style-name="T9">"</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9"><text:s/></text:span><text:span text:style-name="T7">7 <text:tab/><text:tab/><text:tab/> 0</text:span></text:p>
      <text:p text:style-name="P4"><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3"><text:s text:c="4"/>Node: 19, NetId: F610, Channel: 6, XPower: 7, Powerup, Active</text:p>
      <text:p text:style-name="P3"><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 Here is one of them:</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ation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40557573"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problem.</text:p>
      <text:p text:style-name="P2"/>
      <text:p text:style-name="P2">The node's transmitter can be stopped (the node rendered inactive) with this command:</text:p>
      <text:p text:style-name="P2"/>
      <text:p text:style-name="P2"><text:tab/><text:span text:style-name="T3">q</text:span></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3"><text:tab/>Stats:</text:p>
      <text:p text:style-name="P3"><text:tab/>Sent: 3576</text:p>
      <text:p text:style-name="P3"><text:tab/>Received from: 19: 2491</text:p>
      <text:p text:style-name="P3"><text:soft-page-break/><text:tab/>Received from: 20: 3387</text:p>
      <text:p text:style-name="P3"><text:tab/>Received from: 22: 831</text:p>
      <text:p text:style-name="P3"><text:tab/>Driver stats: 5976, 2, 0, 0</text:p>
      <text:p text:style-name="P3"><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40556843" text:style-name="L2">
        <text:list-item>
          <text:p text:style-name="P7">The total number of activations of the receiver. This happens whenever the device thinks it perceives something looking like a packet.</text:p>
          <text:p text:style-name="P7"/>
        </text:list-item>
        <text:list-item>
          <text:p text:style-name="P7">The total number of cases when there was a CRC error (with the Network ID and packet length being formally correct).</text:p>
          <text:p text:style-name="P7"/>
        </text:list-item>
        <text:list-item>
          <text:p text:style-name="P7">The total number of cases when there was a length error (e.g., an odd length, packet formally too short).</text:p>
          <text:p text:style-name="P7"/>
        </text:list-item>
        <text:list-item>
          <text:p text:style-name="P7">The total number of cases when the Network ID was wrong. This is checked before CRC assessment.</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2">Here is a command to clear all the numbers:</text:p>
      <text:p text:style-name="P2"/>
      <text:p text:style-name="P2"><text:tab/><text:span text:style-name="T3">c</text:span></text:p>
      <text:p text:style-name="P2"/>
      <text:p text:style-name="P2">By executing it, you will zero out all counters, including the driver statistics.</text:p>
      <text:p text:style-name="P2"/>
      <text:p text:style-name="P2">More commands:</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he reports are cancelled with:</text:p>
      <text:p text:style-name="P2"/>
      <text:p text:style-name="P2"><text:soft-page-break/><text:tab/><text:span text:style-name="T3">n</text:span></text:p>
      <text:p text:style-name="P2"/>
      <text:p text:style-name="P2">Use this command:</text:p>
      <text:p text:style-name="P2"/>
      <text:p text:style-name="P2"><text:tab/><text:span text:style-name="T3">d</text:span></text:p>
      <text:p text:style-name="P2"/>
      <text:p text:style-name="P2">to put the node into power-down mode, and this one:</text:p>
      <text:p text:style-name="P2"/>
      <text:p text:style-name="P2"><text:tab/><text:span text:style-name="T3">u</text:span></text:p>
      <text:p text:style-name="P2"/>
      <text:p text:style-name="P2">to put it into power-up mode. Note that the mode the node has started in is determined by its HOST_ID.</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text:p>
      <text:p text:style-name="P2"/>
      <text:p text:style-name="P2">The interesting bit is that you can issue any of the above commands addressing it to a remote node (similar to Wlodek's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3"><text:tab/>S 19 s 512 4096 44 58</text:p>
      <text:p text:style-name="P3"><text:tab/>S 23 d<text:tab/><text:tab/><text:tab/><text:tab/><text:span text:style-name="T10">[putting node 23 into power-down mode]</text:span></text:p>
      <text:p text:style-name="P3"><text:tab/>S 19 q</text:p>
      <text:p text:style-name="P3"><text:tab/>S 24 v</text:p>
      <text:p text:style-name="P3"><text:tab/>S 25 p 6</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text:soft-page-break/>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3"><text:tab/>Ready:</text:p>
      <text:p text:style-name="P3"><text:tab/>S 19 d</text:p>
      <text:p text:style-name="P3"><text:tab/>Ready:</text:p>
      <text:p text:style-name="P3"><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3"><text:tab/>Ready:</text:p>
      <text:p text:style-name="P3"><text:tab/>S 233 d</text:p>
      <text:p text:style-name="P3"><text:tab/>Ready:</text:p>
      <text:p text:style-name="P3"><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40551026"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text:soft-page-break/>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3"><text:tab/>Ready:</text:p>
      <text:p text:style-name="P3"><text:tab/>OK from 19:</text:p>
      <text:p text:style-name="P3"><text:tab/>Stats of node 19:</text:p>
      <text:p text:style-name="P3"><text:tab/>Sent: 2108</text:p>
      <text:p text:style-name="P3"><text:tab/>Received from 17: 3908</text:p>
      <text:p text:style-name="P3"><text:tab/>Received from 18: 2201</text:p>
      <text:p text:style-name="P3"><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h text:style-name="Heading_20_1" text:outline-level="1">Sample experiment</text:h>
      <text:p text:style-name="P2"/>
      <text:p text:style-name="P2">Compile the praxis:</text:p>
      <text:p text:style-name="P2"/>
      <text:p text:style-name="P3"><text:tab/>cd PICOS/PicOS/Apps/VUEE/RFTEST</text:p>
      <text:p text:style-name="P3"><text:tab/>mkmk WARSAW_ILS</text:p>
      <text:p text:style-name="P3"><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soft-page-break/><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text:tab/></text:p>
      <text:p text:style-name="P2"/>
      <text:p text:style-name="P2"/>
      <text:p text:style-name="P2"><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5-08T20:56:27.40</dc:date>
    <meta:editing-duration>PT09H06M53S</meta:editing-duration>
    <meta:editing-cycles>58</meta:editing-cycles>
    <meta:generator>OpenOffice.org/3.2$Win32 OpenOffice.org_project/320m12$Build-9483</meta:generator>
    <dc:creator>Pawel Gburzynski</dc:creator>
    <meta:document-statistic meta:table-count="0" meta:image-count="0" meta:object-count="0" meta:page-count="8" meta:paragraph-count="156" meta:word-count="2410" meta:character-count="13631"/>
    <meta:user-defined meta:name="Info 1"/>
    <meta:user-defined meta:name="Info 2"/>
    <meta:user-defined meta:name="Info 3"/>
    <meta:user-defined meta:name="Info 4"/>
  </office:meta>
</office:document-meta>
</file>